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4"/>
        <table:table-column table:style-name="ACOL-0" table:number-columns-repeated="6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0B-03R-1W_10-1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165">
            <text:p>12165</text:p>
          </table:table-cell>
          <table:table-cell table:style-name="ACE-2" office:value-type="float" office:value="47">
            <text:p>47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8.810000000000002">
            <text:p>−78.81</text:p>
          </table:table-cell>
          <table:table-cell table:style-name="ACE-0" office:value-type="float" office:value="10.390000000000001">
            <text:p>10.39</text:p>
          </table:table-cell>
          <table:table-cell table:style-name="ACE-0" office:value-type="float" office:value="10.390000000000001">
            <text:p>10.3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0B-03R-1W_13-1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206">
            <text:p>12206</text:p>
          </table:table-cell>
          <table:table-cell table:style-name="ACE-2" office:value-type="float" office:value="24">
            <text:p>2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8.840000000000003">
            <text:p>−78.84</text:p>
          </table:table-cell>
          <table:table-cell table:style-name="ACE-0" office:value-type="float" office:value="10.390000000000001">
            <text:p>10.39</text:p>
          </table:table-cell>
          <table:table-cell table:style-name="ACE-0" office:value-type="float" office:value="10.390000000000001">
            <text:p>10.3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1A-02R-1W_12-1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0964">
            <text:p>10964</text:p>
          </table:table-cell>
          <table:table-cell table:style-name="ACE-2" office:value-type="float" office:value="44">
            <text:p>44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3.030000000000001">
            <text:p>−73.03</text:p>
          </table:table-cell>
          <table:table-cell table:style-name="ACE-0" office:value-type="float" office:value="41.079999999999998">
            <text:p>41.08</text:p>
          </table:table-cell>
          <table:table-cell table:style-name="ACE-0" office:value-type="float" office:value="41.079999999999998">
            <text:p>41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02R-1W_27-3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197">
            <text:p>13197</text:p>
          </table:table-cell>
          <table:table-cell table:style-name="ACE-2" office:value-type="float" office:value="3">
            <text:p>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4.200000000000003">
            <text:p>−84.2</text:p>
          </table:table-cell>
          <table:table-cell table:style-name="ACE-0" office:value-type="float" office:value="10.33">
            <text:p>10.33</text:p>
          </table:table-cell>
          <table:table-cell table:style-name="ACE-0" office:value-type="float" office:value="10.33">
            <text:p>10.3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02R-2W_5-1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238">
            <text:p>13238</text:p>
          </table:table-cell>
          <table:table-cell table:style-name="ACE-2" office:value-type="float" office:value="2">
            <text:p>2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4.299999999999997">
            <text:p>−84.3</text:p>
          </table:table-cell>
          <table:table-cell table:style-name="ACE-0" office:value-type="float" office:value="10.33">
            <text:p>10.33</text:p>
          </table:table-cell>
          <table:table-cell table:style-name="ACE-0" office:value-type="float" office:value="10.33">
            <text:p>10.3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07R-1W_16-2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088">
            <text:p>15088</text:p>
          </table:table-cell>
          <table:table-cell table:style-name="ACE-2" office:value-type="float" office:value="3">
            <text:p>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099999999999994">
            <text:p>−98.1</text:p>
          </table:table-cell>
          <table:table-cell table:style-name="ACE-0" office:value-type="float" office:value="5.71">
            <text:p>5.71</text:p>
          </table:table-cell>
          <table:table-cell table:style-name="ACE-0" office:value-type="float" office:value="5.71">
            <text:p>5.7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07R-1W_16-2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159">
            <text:p>15159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099999999999994">
            <text:p>−98.1</text:p>
          </table:table-cell>
          <table:table-cell table:style-name="ACE-0" office:value-type="float" office:value="5.71">
            <text:p>5.71</text:p>
          </table:table-cell>
          <table:table-cell table:style-name="ACE-0" office:value-type="float" office:value="5.71">
            <text:p>5.7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1A-08R-1W_31-3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715">
            <text:p>13715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23999999999999">
            <text:p>−101.24</text:p>
          </table:table-cell>
          <table:table-cell table:style-name="ACE-0" office:value-type="float" office:value="5.5700000000000003">
            <text:p>5.57</text:p>
          </table:table-cell>
          <table:table-cell table:style-name="ACE-0" office:value-type="float" office:value="5.5700000000000003">
            <text:p>5.5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08R-1W_36-4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282">
            <text:p>15282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29000000000001">
            <text:p>−101.29</text:p>
          </table:table-cell>
          <table:table-cell table:style-name="ACE-0" office:value-type="float" office:value="5.5700000000000003">
            <text:p>5.57</text:p>
          </table:table-cell>
          <table:table-cell table:style-name="ACE-0" office:value-type="float" office:value="5.5700000000000003">
            <text:p>5.5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08R-CCW_0-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450">
            <text:p>15450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37">
            <text:p>−101.37</text:p>
          </table:table-cell>
          <table:table-cell table:style-name="ACE-0" office:value-type="float" office:value="5.5700000000000003">
            <text:p>5.57</text:p>
          </table:table-cell>
          <table:table-cell table:style-name="ACE-0" office:value-type="float" office:value="5.5700000000000003">
            <text:p>5.5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1A-08R-CCW_0-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640">
            <text:p>1364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37">
            <text:p>−101.37</text:p>
          </table:table-cell>
          <table:table-cell table:style-name="ACE-0" office:value-type="float" office:value="5.5700000000000003">
            <text:p>5.57</text:p>
          </table:table-cell>
          <table:table-cell table:style-name="ACE-0" office:value-type="float" office:value="5.5700000000000003">
            <text:p>5.5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11R-1W_20-2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4072">
            <text:p>24072</text:p>
          </table:table-cell>
          <table:table-cell table:style-name="ACE-2" office:value-type="float" office:value="6">
            <text:p>6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4.62">
            <text:p>−114.62</text:p>
          </table:table-cell>
          <table:table-cell table:style-name="ACE-0" office:value-type="float" office:value="2.75">
            <text:p>2.75</text:p>
          </table:table-cell>
          <table:table-cell table:style-name="ACE-0" office:value-type="float" office:value="2.75">
            <text:p>2.7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11R-1W_4-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2392">
            <text:p>22392</text:p>
          </table:table-cell>
          <table:table-cell table:style-name="ACE-2" office:value-type="float" office:value="8">
            <text:p>8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4.47">
            <text:p>−114.47</text:p>
          </table:table-cell>
          <table:table-cell table:style-name="ACE-0" office:value-type="float" office:value="2.75">
            <text:p>2.75</text:p>
          </table:table-cell>
          <table:table-cell table:style-name="ACE-0" office:value-type="float" office:value="2.75">
            <text:p>2.7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1A-12R-1W_5-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2060">
            <text:p>22060</text:p>
          </table:table-cell>
          <table:table-cell table:style-name="ACE-2" office:value-type="float" office:value="75">
            <text:p>75</text:p>
          </table:table-cell>
          <table:table-cell table:style-name="ACE-0" office:value-type="string">
            <text:p>Coral - Pavona maldivens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7.55">
            <text:p>−117.55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1A-13R-1W_121-12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2003">
            <text:p>22003</text:p>
          </table:table-cell>
          <table:table-cell table:style-name="ACE-2" office:value-type="float" office:value="161">
            <text:p>161</text:p>
          </table:table-cell>
          <table:table-cell table:style-name="ACE-0" office:value-type="string">
            <text:p>Coral - Merulinid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0.12">
            <text:p>−120.12</text:p>
          </table:table-cell>
          <table:table-cell table:style-name="ACE-0" office:value-type="float" office:value="1.4399999999999999">
            <text:p>1.44</text:p>
          </table:table-cell>
          <table:table-cell table:style-name="ACE-0" office:value-type="float" office:value="1.4399999999999999">
            <text:p>1.4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13R-1W_146-14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5926">
            <text:p>25926</text:p>
          </table:table-cell>
          <table:table-cell table:style-name="ACE-2" office:value-type="float" office:value="7">
            <text:p>7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0.38">
            <text:p>−120.38</text:p>
          </table:table-cell>
          <table:table-cell table:style-name="ACE-0" office:value-type="float" office:value="1.4399999999999999">
            <text:p>1.44</text:p>
          </table:table-cell>
          <table:table-cell table:style-name="ACE-0" office:value-type="float" office:value="1.4399999999999999">
            <text:p>1.4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1A-13R-1W_96-9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1105">
            <text:p>21105</text:p>
          </table:table-cell>
          <table:table-cell table:style-name="ACE-2" office:value-type="float" office:value="70">
            <text:p>70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9.87">
            <text:p>−119.87</text:p>
          </table:table-cell>
          <table:table-cell table:style-name="ACE-0" office:value-type="float" office:value="1.4399999999999999">
            <text:p>1.44</text:p>
          </table:table-cell>
          <table:table-cell table:style-name="ACE-0" office:value-type="float" office:value="1.4399999999999999">
            <text:p>1.4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1A-16R-1W_0-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5100">
            <text:p>25100</text:p>
          </table:table-cell>
          <table:table-cell table:style-name="ACE-2" office:value-type="float" office:value="200">
            <text:p>200</text:p>
          </table:table-cell>
          <table:table-cell table:style-name="ACE-0" office:value-type="string">
            <text:p>Coral - Cyphastre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7.92">
            <text:p>−127.92</text:p>
          </table:table-cell>
          <table:table-cell table:style-name="ACE-0" office:value-type="float" office:value="2.9500000000000002">
            <text:p>2.95</text:p>
          </table:table-cell>
          <table:table-cell table:style-name="ACE-0" office:value-type="float" office:value="2.9500000000000002">
            <text:p>2.9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1R-1W_2-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9338">
            <text:p>9338</text:p>
          </table:table-cell>
          <table:table-cell table:style-name="ACE-2" office:value-type="float" office:value="80">
            <text:p>80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9.329999999999998">
            <text:p>−69.33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1R-1W_25-3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0174">
            <text:p>10174</text:p>
          </table:table-cell>
          <table:table-cell table:style-name="ACE-2" office:value-type="float" office:value="58">
            <text:p>58</text:p>
          </table:table-cell>
          <table:table-cell table:style-name="ACE-0" office:value-type="string">
            <text:p>Coral - Monti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9.579999999999998">
            <text:p>−69.58</text:p>
          </table:table-cell>
          <table:table-cell table:style-name="ACE-0" office:value-type="float" office:value="41.030000000000001">
            <text:p>41.03</text:p>
          </table:table-cell>
          <table:table-cell table:style-name="ACE-0" office:value-type="float" office:value="41.030000000000001">
            <text:p>41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1R-1W_31-33A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0390">
            <text:p>10390</text:p>
          </table:table-cell>
          <table:table-cell table:style-name="ACE-2" office:value-type="float" office:value="39">
            <text:p>39</text:p>
          </table:table-cell>
          <table:table-cell table:style-name="ACE-0" office:value-type="string">
            <text:p>Coral - Monti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9.620000000000005">
            <text:p>−69.62</text:p>
          </table:table-cell>
          <table:table-cell table:style-name="ACE-0" office:value-type="float" office:value="41.030000000000001">
            <text:p>41.03</text:p>
          </table:table-cell>
          <table:table-cell table:style-name="ACE-0" office:value-type="float" office:value="41.030000000000001">
            <text:p>41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1R-1W_31-33B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0472">
            <text:p>10472</text:p>
          </table:table-cell>
          <table:table-cell table:style-name="ACE-2" office:value-type="float" office:value="67">
            <text:p>67</text:p>
          </table:table-cell>
          <table:table-cell table:style-name="ACE-0" office:value-type="string">
            <text:p>Coral - Monti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9.620000000000005">
            <text:p>−69.6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3R-1W_24-2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910">
            <text:p>1291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0.359999999999999">
            <text:p>−90.36</text:p>
          </table:table-cell>
          <table:table-cell table:style-name="ACE-0" office:value-type="float" office:value="5.21">
            <text:p>5.21</text:p>
          </table:table-cell>
          <table:table-cell table:style-name="ACE-0" office:value-type="float" office:value="5.21">
            <text:p>5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3R-1W_24-2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961">
            <text:p>12961</text:p>
          </table:table-cell>
          <table:table-cell table:style-name="ACE-2" office:value-type="float" office:value="58">
            <text:p>58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0.359999999999999">
            <text:p>−90.36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3R-2W_11-1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040">
            <text:p>130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0.670000000000002">
            <text:p>−90.67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3R-CCW_11-1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193">
            <text:p>13193</text:p>
          </table:table-cell>
          <table:table-cell table:style-name="ACE-2" office:value-type="float" office:value="97">
            <text:p>97</text:p>
          </table:table-cell>
          <table:table-cell table:style-name="ACE-0" office:value-type="string">
            <text:p>Coral - Acroporidae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0.670000000000002">
            <text:p>−90.67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7R-1W_16-2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425">
            <text:p>1342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799999999999997">
            <text:p>−97.8</text:p>
          </table:table-cell>
          <table:table-cell table:style-name="ACE-0" office:value-type="float" office:value="5.2300000000000004">
            <text:p>5.23</text:p>
          </table:table-cell>
          <table:table-cell table:style-name="ACE-0" office:value-type="float" office:value="5.2300000000000004">
            <text:p>5.2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7R-CCW_1-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638">
            <text:p>13638</text:p>
          </table:table-cell>
          <table:table-cell table:style-name="ACE-2" office:value-type="float" office:value="95">
            <text:p>95</text:p>
          </table:table-cell>
          <table:table-cell table:style-name="ACE-0" office:value-type="string">
            <text:p>Coral - Monti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920000000000002">
            <text:p>−97.92</text:p>
          </table:table-cell>
          <table:table-cell table:style-name="ACE-0" office:value-type="float" office:value="5.2300000000000004">
            <text:p>5.23</text:p>
          </table:table-cell>
          <table:table-cell table:style-name="ACE-0" office:value-type="float" office:value="5.2300000000000004">
            <text:p>5.2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7R-CCW_4-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495">
            <text:p>1349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950000000000003">
            <text:p>−97.95</text:p>
          </table:table-cell>
          <table:table-cell table:style-name="ACE-0" office:value-type="float" office:value="5.2300000000000004">
            <text:p>5.23</text:p>
          </table:table-cell>
          <table:table-cell table:style-name="ACE-0" office:value-type="float" office:value="5.2300000000000004">
            <text:p>5.2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7R-CCW_4-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185">
            <text:p>1318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Stylophora pistillat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950000000000003">
            <text:p>−97.95</text:p>
          </table:table-cell>
          <table:table-cell table:style-name="ACE-0" office:value-type="float" office:value="5.2300000000000004">
            <text:p>5.23</text:p>
          </table:table-cell>
          <table:table-cell table:style-name="ACE-0" office:value-type="float" office:value="5.2300000000000004">
            <text:p>5.2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8R-1W_11-1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650">
            <text:p>1365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730000000000004">
            <text:p>−99.73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8R-1W_37-4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470">
            <text:p>1247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980000000000004">
            <text:p>−99.98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8R-2W_1-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329">
            <text:p>15329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13">
            <text:p>−100.13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8R-2W_1-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460">
            <text:p>15460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13">
            <text:p>−100.13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8R-2W_1-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484">
            <text:p>15484</text:p>
          </table:table-cell>
          <table:table-cell table:style-name="ACE-2" office:value-type="float" office:value="3">
            <text:p>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13">
            <text:p>−100.13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8R-2W_1-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611">
            <text:p>15611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13">
            <text:p>−100.13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8R-2W_17-2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477">
            <text:p>15477</text:p>
          </table:table-cell>
          <table:table-cell table:style-name="ACE-2" office:value-type="float" office:value="3">
            <text:p>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25">
            <text:p>−100.2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8R-2W_17-2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572">
            <text:p>15572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25">
            <text:p>−100.2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8R-CCW_0-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9350">
            <text:p>19350</text:p>
          </table:table-cell>
          <table:table-cell table:style-name="ACE-2" office:value-type="float" office:value="150">
            <text:p>150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33">
            <text:p>−100.33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8R-CCW_0-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9346">
            <text:p>19346</text:p>
          </table:table-cell>
          <table:table-cell table:style-name="ACE-2" office:value-type="float" office:value="133">
            <text:p>133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33">
            <text:p>−100.33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9R-1W_11-1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2856">
            <text:p>22856</text:p>
          </table:table-cell>
          <table:table-cell table:style-name="ACE-2" office:value-type="float" office:value="12">
            <text:p>12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73">
            <text:p>−101.73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9R-1W_11-1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2904">
            <text:p>22904</text:p>
          </table:table-cell>
          <table:table-cell table:style-name="ACE-2" office:value-type="float" office:value="117">
            <text:p>11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73">
            <text:p>−101.73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09R-1W_16-2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2891">
            <text:p>22891</text:p>
          </table:table-cell>
          <table:table-cell table:style-name="ACE-2" office:value-type="float" office:value="25">
            <text:p>2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8">
            <text:p>−101.8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09R-1W_8-1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905">
            <text:p>18905</text:p>
          </table:table-cell>
          <table:table-cell table:style-name="ACE-2" office:value-type="float" office:value="132">
            <text:p>132</text:p>
          </table:table-cell>
          <table:table-cell table:style-name="ACE-0" office:value-type="string">
            <text:p>Unknown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69">
            <text:p>−101.6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0R-1W_18-2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3487">
            <text:p>23487</text:p>
          </table:table-cell>
          <table:table-cell table:style-name="ACE-0" office:value-type="float" office:value="147">
            <text:p>147</text:p>
          </table:table-cell>
          <table:table-cell table:style-name="ACE-0" office:value-type="string">
            <text:p>Coral - Pocill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95">
            <text:p>−102.9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10R-1W_31-3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0360">
            <text:p>20360</text:p>
          </table:table-cell>
          <table:table-cell table:style-name="ACE-2" office:value-type="float" office:value="70">
            <text:p>7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11">
            <text:p>−103.1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0R-CCW_9-1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2100">
            <text:p>22100</text:p>
          </table:table-cell>
          <table:table-cell table:style-name="ACE-2" office:value-type="float" office:value="109">
            <text:p>109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25">
            <text:p>−103.2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11R-1W_16-2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9575">
            <text:p>19575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29000000000001">
            <text:p>−103.29</text:p>
          </table:table-cell>
          <table:table-cell table:style-name="ACE-0" office:value-type="float" office:value="5.21">
            <text:p>5.21</text:p>
          </table:table-cell>
          <table:table-cell table:style-name="ACE-0" office:value-type="float" office:value="5.21">
            <text:p>5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11R-1W_32-3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1118">
            <text:p>21118</text:p>
          </table:table-cell>
          <table:table-cell table:style-name="ACE-0" office:value-type="float" office:value="81">
            <text:p>81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81999999999999">
            <text:p>−103.82</text:p>
          </table:table-cell>
          <table:table-cell table:style-name="ACE-0" office:value-type="float" office:value="5.21">
            <text:p>5.21</text:p>
          </table:table-cell>
          <table:table-cell table:style-name="ACE-0" office:value-type="float" office:value="5.21">
            <text:p>5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2A-12R-1W_4-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0002">
            <text:p>20002</text:p>
          </table:table-cell>
          <table:table-cell table:style-name="ACE-2" office:value-type="float" office:value="138">
            <text:p>138</text:p>
          </table:table-cell>
          <table:table-cell table:style-name="ACE-0" office:value-type="string">
            <text:p>Coral - Pocilloporid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0.15000000000001">
            <text:p>−110.15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2R-CCW_5-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2096">
            <text:p>22096</text:p>
          </table:table-cell>
          <table:table-cell table:style-name="ACE-2" office:value-type="float" office:value="111">
            <text:p>111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0.25">
            <text:p>−110.25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3R-1W_12-1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4921">
            <text:p>24921</text:p>
          </table:table-cell>
          <table:table-cell table:style-name="ACE-0" office:value-type="float" office:value="131">
            <text:p>131</text:p>
          </table:table-cell>
          <table:table-cell table:style-name="ACE-0" office:value-type="string">
            <text:p>Coral - Merulinidae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230000000000004">
            <text:p>−97.23</text:p>
          </table:table-cell>
          <table:table-cell table:style-name="ACE-0" office:value-type="float" office:value="15.08">
            <text:p>15.08</text:p>
          </table:table-cell>
          <table:table-cell table:style-name="ACE-0" office:value-type="float" office:value="15.08">
            <text:p>1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3R-CCW_9-1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5408">
            <text:p>25408</text:p>
          </table:table-cell>
          <table:table-cell table:style-name="ACE-2" office:value-type="float" office:value="125">
            <text:p>125</text:p>
          </table:table-cell>
          <table:table-cell table:style-name="ACE-0" office:value-type="string">
            <text:p>Coral - Hydnoph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5">
            <text:p>−97.5</text:p>
          </table:table-cell>
          <table:table-cell table:style-name="ACE-0" office:value-type="float" office:value="15.08">
            <text:p>15.08</text:p>
          </table:table-cell>
          <table:table-cell table:style-name="ACE-0" office:value-type="float" office:value="15.08">
            <text:p>1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4R-1W_4-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502">
            <text:p>25502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Coral - Pocill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159999999999997">
            <text:p>−99.16</text:p>
          </table:table-cell>
          <table:table-cell table:style-name="ACE-0" office:value-type="float" office:value="15.09">
            <text:p>15.09</text:p>
          </table:table-cell>
          <table:table-cell table:style-name="ACE-0" office:value-type="float" office:value="15.09">
            <text:p>1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4R-CCW_8-1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382">
            <text:p>25382</text:p>
          </table:table-cell>
          <table:table-cell table:style-name="ACE-0" office:value-type="float" office:value="127">
            <text:p>127</text:p>
          </table:table-cell>
          <table:table-cell table:style-name="ACE-0" office:value-type="string">
            <text:p>Coral - Hydnoph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349999999999994">
            <text:p>−99.35</text:p>
          </table:table-cell>
          <table:table-cell table:style-name="ACE-0" office:value-type="float" office:value="15.09">
            <text:p>15.09</text:p>
          </table:table-cell>
          <table:table-cell table:style-name="ACE-0" office:value-type="float" office:value="15.09">
            <text:p>1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2A-16R-1W_12-1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7349">
            <text:p>27349</text:p>
          </table:table-cell>
          <table:table-cell table:style-name="ACE-2" office:value-type="float" office:value="136">
            <text:p>136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7.23">
            <text:p>−117.23</text:p>
          </table:table-cell>
          <table:table-cell table:style-name="ACE-0" office:value-type="float" office:value="1.73">
            <text:p>1.73</text:p>
          </table:table-cell>
          <table:table-cell table:style-name="ACE-0" office:value-type="float" office:value="1.73">
            <text:p>1.7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1R-1W_15-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0610">
            <text:p>1061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2.159999999999997">
            <text:p>−92.16</text:p>
          </table:table-cell>
          <table:table-cell table:style-name="ACE-0" office:value-type="float" office:value="20.030000000000001">
            <text:p>20.03</text:p>
          </table:table-cell>
          <table:table-cell table:style-name="ACE-0" office:value-type="float" office:value="20.030000000000001">
            <text:p>20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1R-1W_5-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9705">
            <text:p>970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2.060000000000002">
            <text:p>−92.06</text:p>
          </table:table-cell>
          <table:table-cell table:style-name="ACE-0" office:value-type="float" office:value="20.030000000000001">
            <text:p>20.03</text:p>
          </table:table-cell>
          <table:table-cell table:style-name="ACE-0" office:value-type="float" office:value="20.030000000000001">
            <text:p>20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2R-1W_27-3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1605">
            <text:p>11605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93.780000000000001">
            <text:p>−93.78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2R-1W_27-30B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1697">
            <text:p>11697</text:p>
          </table:table-cell>
          <table:table-cell table:style-name="ACE-2" office:value-type="float" office:value="46">
            <text:p>46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93.780000000000001">
            <text:p>−93.78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3R-1W_22-2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220">
            <text:p>1222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95.25">
            <text:p>−95.25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3R-1W_28-3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065">
            <text:p>12065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95.290000000000006">
            <text:p>−95.29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3R-2W_4-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520">
            <text:p>1252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95.379999999999995">
            <text:p>−95.38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3R-CCW_0-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031">
            <text:p>14031</text:p>
          </table:table-cell>
          <table:table-cell table:style-name="ACE-0" office:value-type="float" office:value="13">
            <text:p>13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95.359999999999999">
            <text:p>−95.36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3R-CCW_4-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880">
            <text:p>1288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 - Mille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95.379999999999995">
            <text:p>−95.38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float" office:value="1.0700000000000001">
            <text:p>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4R-1W_12-1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585">
            <text:p>1258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1.629999999999995">
            <text:p>−91.63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4R-1W_12-14B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2553">
            <text:p>12553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Coralline <text:s/>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1.629999999999995">
            <text:p>−91.63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4R-1W_12-1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369">
            <text:p>14369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Porites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1.650000000000006">
            <text:p>−91.65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4R-1W_20-2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685">
            <text:p>1268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1.719999999999999">
            <text:p>−91.7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4R-CCW_0-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080">
            <text:p>1308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1.849999999999994">
            <text:p>−91.85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4R-CCW_0-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045">
            <text:p>1304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1.849999999999994">
            <text:p>−91.85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5R-1W_107-11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095">
            <text:p>1309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609999999999999">
            <text:p>−96.6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5R-1W_112-12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738">
            <text:p>12738</text:p>
          </table:table-cell>
          <table:table-cell table:style-name="ACE-2" office:value-type="float" office:value="39">
            <text:p>39</text:p>
          </table:table-cell>
          <table:table-cell table:style-name="ACE-0" office:value-type="string">
            <text:p>Coral - Acropora gr. humi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670000000000002">
            <text:p>−96.6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5R-1W_116-12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956">
            <text:p>14956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Coral - Acropora (humil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689999999999998">
            <text:p>−96.6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5R-1W_25-3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996">
            <text:p>12996</text:p>
          </table:table-cell>
          <table:table-cell table:style-name="ACE-2" office:value-type="float" office:value="79">
            <text:p>79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5.780000000000001">
            <text:p>−95.7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5R-1W_37-3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040">
            <text:p>1304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?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5.879999999999995">
            <text:p>−95.8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5R-1W_52-6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930">
            <text:p>1293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079999999999998">
            <text:p>−96.0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5R-1W_68-7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024">
            <text:p>15024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209999999999994">
            <text:p>−96.2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5R-1W_79-8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935">
            <text:p>1293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319999999999993">
            <text:p>−96.3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5R-1W_88-9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995">
            <text:p>14995</text:p>
          </table:table-cell>
          <table:table-cell table:style-name="ACE-2" office:value-type="float" office:value="30">
            <text:p>30</text:p>
          </table:table-cell>
          <table:table-cell table:style-name="ACE-0" office:value-type="string">
            <text:p>Coral - Acropora (humil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420000000000002">
            <text:p>−96.4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5R-1W_98-10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197">
            <text:p>13197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 - Acropora gr. humi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519999999999996">
            <text:p>−96.5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7R-1W_19-2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2710">
            <text:p>1271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030000000000001">
            <text:p>−98.03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7R-1W_19-2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2926">
            <text:p>12926</text:p>
          </table:table-cell>
          <table:table-cell table:style-name="ACE-0" office:value-type="float" office:value="104">
            <text:p>104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030000000000001">
            <text:p>−98.03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7R-1W_46-4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260">
            <text:p>132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 - Acroporidae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200000000000003">
            <text:p>−98.2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7R-2W_0-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240">
            <text:p>1324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349999999999994">
            <text:p>−98.35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7R-CCW_0-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400">
            <text:p>134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349999999999994">
            <text:p>−98.35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7R-CCW_2-1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049">
            <text:p>15049</text:p>
          </table:table-cell>
          <table:table-cell table:style-name="ACE-2" office:value-type="float" office:value="13">
            <text:p>1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400000000000006">
            <text:p>−98.4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float" office:value="2.6400000000000001">
            <text:p>2.6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08R-1W_0-1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2865">
            <text:p>1286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849999999999994">
            <text:p>−96.85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8R-1W_13-1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921">
            <text:p>14921</text:p>
          </table:table-cell>
          <table:table-cell table:style-name="ACE-2" office:value-type="float" office:value="113">
            <text:p>11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950000000000003">
            <text:p>−96.95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09R-1W_10-1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167">
            <text:p>15167</text:p>
          </table:table-cell>
          <table:table-cell table:style-name="ACE-2" office:value-type="float" office:value="97">
            <text:p>9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430000000000007">
            <text:p>−98.43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0R-1W_10-1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820">
            <text:p>1382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 - Pocill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41">
            <text:p>−102.41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0R-1W_16-2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448">
            <text:p>15448</text:p>
          </table:table-cell>
          <table:table-cell table:style-name="ACE-2" office:value-type="float" office:value="77">
            <text:p>77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">
            <text:p>−100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0R-1W_17-2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715">
            <text:p>1371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">
            <text:p>−100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0R-1W_41-4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331">
            <text:p>15331</text:p>
          </table:table-cell>
          <table:table-cell table:style-name="ACE-2" office:value-type="float" office:value="92">
            <text:p>92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25">
            <text:p>−100.25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12-1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576">
            <text:p>13576</text:p>
          </table:table-cell>
          <table:table-cell table:style-name="ACE-2" office:value-type="float" office:value="51">
            <text:p>51</text:p>
          </table:table-cell>
          <table:table-cell table:style-name="ACE-0" office:value-type="string">
            <text:p>Bryozoan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44">
            <text:p>−101.44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17-2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993">
            <text:p>13993</text:p>
          </table:table-cell>
          <table:table-cell table:style-name="ACE-2" office:value-type="float" office:value="63">
            <text:p>63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48999999999999">
            <text:p>−101.4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17-21A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766">
            <text:p>13766</text:p>
          </table:table-cell>
          <table:table-cell table:style-name="ACE-2" office:value-type="float" office:value="47">
            <text:p>47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48999999999999">
            <text:p>−101.4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17-21B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870">
            <text:p>13870</text:p>
          </table:table-cell>
          <table:table-cell table:style-name="ACE-2" office:value-type="float" office:value="46">
            <text:p>4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48999999999999">
            <text:p>−101.4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17-21D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951">
            <text:p>13951</text:p>
          </table:table-cell>
          <table:table-cell table:style-name="ACE-2" office:value-type="float" office:value="46">
            <text:p>4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48999999999999">
            <text:p>−101.4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31-3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990">
            <text:p>1899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 - Seriat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62">
            <text:p>−101.62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36-4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9588">
            <text:p>19588</text:p>
          </table:table-cell>
          <table:table-cell table:style-name="ACE-2" office:value-type="float" office:value="116">
            <text:p>11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7">
            <text:p>−101.7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36-4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235">
            <text:p>1923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 - Seriat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7">
            <text:p>−101.7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1W_36-44b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510">
            <text:p>19510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7">
            <text:p>−101.7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1R-CCW_5-1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670">
            <text:p>1867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83">
            <text:p>−101.83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2R-1W_19-2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9549">
            <text:p>19549</text:p>
          </table:table-cell>
          <table:table-cell table:style-name="ACE-2" office:value-type="float" office:value="68">
            <text:p>68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">
            <text:p>−10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2R-1W_26-3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985">
            <text:p>1998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oral - Coscinarea column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09">
            <text:p>−103.09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2R-1W_33-3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0015">
            <text:p>20015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 - Coscinarea column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15000000000001">
            <text:p>−103.1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2R-1W_8-11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630">
            <text:p>1963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89">
            <text:p>−102.89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3R-1W_20-2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375">
            <text:p>1937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4.03">
            <text:p>−104.03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3R-1W_20-25B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597">
            <text:p>19597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4.03">
            <text:p>−104.03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3R-CCW_1-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0020">
            <text:p>20020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4.45999999999999">
            <text:p>−104.46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3R-CCW_1-3B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0665">
            <text:p>20665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Coral - Dipsastrea gr. pallid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4.45999999999999">
            <text:p>−104.46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4R-1W_0-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3733">
            <text:p>23733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Coral - Acropora (tabular grp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5.599999999999994">
            <text:p>−95.6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5R-1W_50-5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4691">
            <text:p>24691</text:p>
          </table:table-cell>
          <table:table-cell table:style-name="ACE-0" office:value-type="float" office:value="146">
            <text:p>146</text:p>
          </table:table-cell>
          <table:table-cell table:style-name="ACE-0" office:value-type="string">
            <text:p>Coral - Cyphastre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319999999999993">
            <text:p>−97.32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5R-1W_6-8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0512">
            <text:p>20512</text:p>
          </table:table-cell>
          <table:table-cell table:style-name="ACE-0" office:value-type="float" office:value="123">
            <text:p>123</text:p>
          </table:table-cell>
          <table:table-cell table:style-name="ACE-0" office:value-type="string">
            <text:p>Coral - Acroporidae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870000000000005">
            <text:p>−96.87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5R-2W_5-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7200">
            <text:p>272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409999999999997">
            <text:p>−97.4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5R-CCW_5-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1343">
            <text:p>21343</text:p>
          </table:table-cell>
          <table:table-cell table:style-name="ACE-0" office:value-type="float" office:value="137">
            <text:p>137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409999999999997">
            <text:p>−97.4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6R-1W_13-2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1144">
            <text:p>21144</text:p>
          </table:table-cell>
          <table:table-cell table:style-name="ACE-2" office:value-type="float" office:value="155">
            <text:p>155</text:p>
          </table:table-cell>
          <table:table-cell table:style-name="ACE-0" office:value-type="string">
            <text:p>Coral - Dipsast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969999999999999">
            <text:p>−97.97</text:p>
          </table:table-cell>
          <table:table-cell table:style-name="ACE-0" office:value-type="float" office:value="15.01">
            <text:p>15.01</text:p>
          </table:table-cell>
          <table:table-cell table:style-name="ACE-0" office:value-type="float" office:value="15.01">
            <text:p>1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6R-1W_23-27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4980">
            <text:p>24980</text:p>
          </table:table-cell>
          <table:table-cell table:style-name="ACE-2" office:value-type="float" office:value="120">
            <text:p>120</text:p>
          </table:table-cell>
          <table:table-cell table:style-name="ACE-0" office:value-type="string">
            <text:p>Coral - Dipsastre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049999999999997">
            <text:p>−98.05</text:p>
          </table:table-cell>
          <table:table-cell table:style-name="ACE-0" office:value-type="float" office:value="15.01">
            <text:p>15.01</text:p>
          </table:table-cell>
          <table:table-cell table:style-name="ACE-0" office:value-type="float" office:value="15.01">
            <text:p>1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6R-1W_27-3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1669">
            <text:p>21669</text:p>
          </table:table-cell>
          <table:table-cell table:style-name="ACE-2" office:value-type="float" office:value="150">
            <text:p>150</text:p>
          </table:table-cell>
          <table:table-cell table:style-name="ACE-0" office:value-type="string">
            <text:p>Coral - Hydnoph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090000000000003">
            <text:p>−98.09</text:p>
          </table:table-cell>
          <table:table-cell table:style-name="ACE-0" office:value-type="float" office:value="15.01">
            <text:p>15.01</text:p>
          </table:table-cell>
          <table:table-cell table:style-name="ACE-0" office:value-type="float" office:value="15.01">
            <text:p>1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6R-1W_40-4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1370">
            <text:p>2137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Coralline algae - aA2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219999999999999">
            <text:p>−98.22</text:p>
          </table:table-cell>
          <table:table-cell table:style-name="ACE-0" office:value-type="float" office:value="15.01">
            <text:p>15.01</text:p>
          </table:table-cell>
          <table:table-cell table:style-name="ACE-0" office:value-type="float" office:value="15.01">
            <text:p>1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6R-1W_55-6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5038">
            <text:p>25038</text:p>
          </table:table-cell>
          <table:table-cell table:style-name="ACE-2" office:value-type="float" office:value="156">
            <text:p>156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379999999999995">
            <text:p>−98.38</text:p>
          </table:table-cell>
          <table:table-cell table:style-name="ACE-0" office:value-type="float" office:value="15.01">
            <text:p>15.01</text:p>
          </table:table-cell>
          <table:table-cell table:style-name="ACE-0" office:value-type="float" office:value="15.01">
            <text:p>1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6R-1W_82-8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062">
            <text:p>25062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Coral - Merulinidae (Goniastrea?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640000000000001">
            <text:p>−98.64</text:p>
          </table:table-cell>
          <table:table-cell table:style-name="ACE-0" office:value-type="float" office:value="15.01">
            <text:p>15.01</text:p>
          </table:table-cell>
          <table:table-cell table:style-name="ACE-0" office:value-type="float" office:value="15.01">
            <text:p>1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18R-1W_23-3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455">
            <text:p>25455</text:p>
          </table:table-cell>
          <table:table-cell table:style-name="ACE-0" office:value-type="float" office:value="154">
            <text:p>154</text:p>
          </table:table-cell>
          <table:table-cell table:style-name="ACE-0" office:value-type="string">
            <text:p>Coral - Pocill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560000000000002">
            <text:p>−99.56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8R-1W_9-14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1475">
            <text:p>21475</text:p>
          </table:table-cell>
          <table:table-cell table:style-name="ACE-2" office:value-type="float" office:value="105">
            <text:p>105</text:p>
          </table:table-cell>
          <table:table-cell table:style-name="ACE-0" office:value-type="string">
            <text:p>Coralline algae?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409999999999997">
            <text:p>−99.41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3A-19R-1W_11-13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2463">
            <text:p>22463</text:p>
          </table:table-cell>
          <table:table-cell table:style-name="ACE-0" office:value-type="float" office:value="152">
            <text:p>152</text:p>
          </table:table-cell>
          <table:table-cell table:style-name="ACE-0" office:value-type="string">
            <text:p>Coral - Porites or Monti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4.920000000000002">
            <text:p>−94.9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3A-22R-1W_24-26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6547">
            <text:p>26547</text:p>
          </table:table-cell>
          <table:table-cell table:style-name="ACE-0" office:value-type="float" office:value="194">
            <text:p>194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0.55">
            <text:p>−120.55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1R-1W_20-23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9100">
            <text:p>910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32.119999999999997">
            <text:p>−32.12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1R-1W_21-2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8904">
            <text:p>8904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32.130000000000003">
            <text:p>−32.13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01R-1W_26-3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316">
            <text:p>10316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8.200000000000003">
            <text:p>−48.2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1R-1W_33-36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9190">
            <text:p>91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8.240000000000002">
            <text:p>−48.24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1R-1W_35-38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9347">
            <text:p>9347</text:p>
          </table:table-cell>
          <table:table-cell table:style-name="ACE-2" office:value-type="float" office:value="75">
            <text:p>7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8.270000000000003">
            <text:p>−48.27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1R-1W_35-46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9209">
            <text:p>9209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8.299999999999997">
            <text:p>−48.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1R-1W_46-5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9168">
            <text:p>9168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8.399999999999999">
            <text:p>−48.4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1R-2W_2-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9360">
            <text:p>93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Merulinid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8.729999999999997">
            <text:p>−48.7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1R-CCW_2-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9296">
            <text:p>9296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 - Dipsast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8.729999999999997">
            <text:p>−48.7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2R-1W_28-30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9670">
            <text:p>9670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9.689999999999998">
            <text:p>−49.6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2R-1W_37-41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9755">
            <text:p>975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9.689999999999998">
            <text:p>−49.6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2R-CCW_0-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9735">
            <text:p>973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9.880000000000003">
            <text:p>−49.88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2R-CCW_6-10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9828">
            <text:p>9828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oral - Platygy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9.93">
            <text:p>−49.93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4R-1W_11-1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255">
            <text:p>1025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2.530000000000001">
            <text:p>−52.53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4R-1W_19-2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320">
            <text:p>1032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2.609999999999999">
            <text:p>−52.61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4R-1W_2-6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275">
            <text:p>1027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2.439999999999998">
            <text:p>−52.44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4R-1W_35-38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295">
            <text:p>1029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2.770000000000003">
            <text:p>−52.77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7R-1W_4-6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788">
            <text:p>10788</text:p>
          </table:table-cell>
          <table:table-cell table:style-name="ACE-2" office:value-type="float" office:value="76">
            <text:p>76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6.950000000000003">
            <text:p>−56.95</text:p>
          </table:table-cell>
          <table:table-cell table:style-name="ACE-0" office:value-type="float" office:value="5.3300000000000001">
            <text:p>5.33</text:p>
          </table:table-cell>
          <table:table-cell table:style-name="ACE-0" office:value-type="float" office:value="5.3300000000000001">
            <text:p>5.3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7R-CCW_12-1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649">
            <text:p>10649</text:p>
          </table:table-cell>
          <table:table-cell table:style-name="ACE-2" office:value-type="float" office:value="79">
            <text:p>79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7.140000000000001">
            <text:p>−57.14</text:p>
          </table:table-cell>
          <table:table-cell table:style-name="ACE-0" office:value-type="float" office:value="5.3300000000000001">
            <text:p>5.33</text:p>
          </table:table-cell>
          <table:table-cell table:style-name="ACE-0" office:value-type="float" office:value="5.3300000000000001">
            <text:p>5.3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8R-1W_0-10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685">
            <text:p>1068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A. humilis gr.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1.549999999999997">
            <text:p>−61.55</text:p>
          </table:table-cell>
          <table:table-cell table:style-name="ACE-0" office:value-type="float" office:value="2.6800000000000002">
            <text:p>2.68</text:p>
          </table:table-cell>
          <table:table-cell table:style-name="ACE-0" office:value-type="float" office:value="2.6800000000000002">
            <text:p>2.6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8R-1W_38-41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865">
            <text:p>1086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1.890000000000001">
            <text:p>−61.89</text:p>
          </table:table-cell>
          <table:table-cell table:style-name="ACE-0" office:value-type="float" office:value="2.6800000000000002">
            <text:p>2.68</text:p>
          </table:table-cell>
          <table:table-cell table:style-name="ACE-0" office:value-type="float" office:value="2.6800000000000002">
            <text:p>2.6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8R-1W_43-4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0764">
            <text:p>10764</text:p>
          </table:table-cell>
          <table:table-cell table:style-name="ACE-0" office:value-type="float" office:value="74">
            <text:p>74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1.939999999999998">
            <text:p>−61.94</text:p>
          </table:table-cell>
          <table:table-cell table:style-name="ACE-0" office:value-type="float" office:value="2.6800000000000002">
            <text:p>2.68</text:p>
          </table:table-cell>
          <table:table-cell table:style-name="ACE-0" office:value-type="float" office:value="2.6800000000000002">
            <text:p>2.6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9R-1W_17-21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0805">
            <text:p>1080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189999999999998">
            <text:p>−63.19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9R-1W_21-31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660">
            <text:p>1066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259999999999998">
            <text:p>−63.26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9R-1W_42-4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1020">
            <text:p>11020</text:p>
          </table:table-cell>
          <table:table-cell table:style-name="ACE-2" office:value-type="float" office:value="82">
            <text:p>82</text:p>
          </table:table-cell>
          <table:table-cell table:style-name="ACE-0" office:value-type="string">
            <text:p>Coral or spiculite? - Is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43">
            <text:p>−63.43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9R-1W_57-61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905">
            <text:p>1090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590000000000003">
            <text:p>−63.59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09R-1W_78-8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2157">
            <text:p>12157</text:p>
          </table:table-cell>
          <table:table-cell table:style-name="ACE-2" office:value-type="float" office:value="17">
            <text:p>1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810000000000002">
            <text:p>−63.81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09R-1W_89-91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769">
            <text:p>10769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899999999999999">
            <text:p>−63.9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0R-1W_36-38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860">
            <text:p>1086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4.870000000000005">
            <text:p>−64.87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0R-1W_36-38B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1011">
            <text:p>11011</text:p>
          </table:table-cell>
          <table:table-cell table:style-name="ACE-2" office:value-type="float" office:value="58">
            <text:p>58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4.870000000000005">
            <text:p>−64.87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0R-1W_48-53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2346">
            <text:p>12346</text:p>
          </table:table-cell>
          <table:table-cell table:style-name="ACE-2" office:value-type="float" office:value="59">
            <text:p>59</text:p>
          </table:table-cell>
          <table:table-cell table:style-name="ACE-0" office:value-type="string">
            <text:p>Coral - Acropora (tab hya 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">
            <text:p>−65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0R-1W_61-6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910">
            <text:p>1091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.129999999999995">
            <text:p>−65.13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0R-1W_8-10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850">
            <text:p>10850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4.590000000000003">
            <text:p>−64.59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1R-1W_22-2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1020">
            <text:p>1102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729999999999997">
            <text:p>−63.73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1R-1W_25-3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2476">
            <text:p>12476</text:p>
          </table:table-cell>
          <table:table-cell table:style-name="ACE-2" office:value-type="float" office:value="12">
            <text:p>12</text:p>
          </table:table-cell>
          <table:table-cell table:style-name="ACE-0" office:value-type="string">
            <text:p>Coral - Goni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799999999999997">
            <text:p>−63.8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1R-1W_25-3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2537">
            <text:p>12537</text:p>
          </table:table-cell>
          <table:table-cell table:style-name="ACE-2" office:value-type="float" office:value="11">
            <text:p>11</text:p>
          </table:table-cell>
          <table:table-cell table:style-name="ACE-0" office:value-type="string">
            <text:p>Coral - Goni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799999999999997">
            <text:p>−63.8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1R-1W_25-3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2570">
            <text:p>12570</text:p>
          </table:table-cell>
          <table:table-cell table:style-name="ACE-2" office:value-type="float" office:value="59">
            <text:p>59</text:p>
          </table:table-cell>
          <table:table-cell table:style-name="ACE-0" office:value-type="string">
            <text:p>Coral - Goni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799999999999997">
            <text:p>−63.8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1R-1W_62-72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1110">
            <text:p>1111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Goni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4.170000000000002">
            <text:p>−64.17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1R-1W_7-9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0884">
            <text:p>10884</text:p>
          </table:table-cell>
          <table:table-cell table:style-name="ACE-0" office:value-type="float" office:value="69">
            <text:p>69</text:p>
          </table:table-cell>
          <table:table-cell table:style-name="ACE-0" office:value-type="string">
            <text:p>Coral - Acr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3.579999999999998">
            <text:p>−63.58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2R-1W_1-3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3874">
            <text:p>13874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.019999999999996">
            <text:p>−65.02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2R-1W_43-46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1564">
            <text:p>11564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.439999999999998">
            <text:p>−65.44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2R-2W_11-1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1459">
            <text:p>11459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.719999999999999">
            <text:p>−65.72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2R-2W_3-5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3092">
            <text:p>13092</text:p>
          </table:table-cell>
          <table:table-cell table:style-name="ACE-2" office:value-type="float" office:value="78">
            <text:p>78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.629999999999995">
            <text:p>−65.63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4A-12R-2W_7-10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0" office:value-type="float" office:value="12825">
            <text:p>12825</text:p>
          </table:table-cell>
          <table:table-cell table:style-name="ACE-0" office:value-type="float" office:value="161">
            <text:p>161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.670000000000002">
            <text:p>−65.67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2R-2W_7-10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1359">
            <text:p>11359</text:p>
          </table:table-cell>
          <table:table-cell table:style-name="ACE-2" office:value-type="float" office:value="64">
            <text:p>64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5.670000000000002">
            <text:p>−65.67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3R-1W_6-8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085">
            <text:p>10085</text:p>
          </table:table-cell>
          <table:table-cell table:style-name="ACE-2" office:value-type="float" office:value="71">
            <text:p>71</text:p>
          </table:table-cell>
          <table:table-cell table:style-name="ACE-0" office:value-type="string">
            <text:p>Coral - Isopora or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6.569999999999993">
            <text:p>−66.57</text:p>
          </table:table-cell>
          <table:table-cell table:style-name="ACE-0" office:value-type="float" office:value="5.1699999999999999">
            <text:p>5.17</text:p>
          </table:table-cell>
          <table:table-cell table:style-name="ACE-0" office:value-type="float" office:value="5.1699999999999999">
            <text:p>5.1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3R-CCW_6-8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0043">
            <text:p>10043</text:p>
          </table:table-cell>
          <table:table-cell table:style-name="ACE-2" office:value-type="float" office:value="74">
            <text:p>74</text:p>
          </table:table-cell>
          <table:table-cell table:style-name="ACE-0" office:value-type="string">
            <text:p>Coral - Isopora or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6.670000000000002">
            <text:p>−66.67</text:p>
          </table:table-cell>
          <table:table-cell table:style-name="ACE-0" office:value-type="float" office:value="5.1699999999999999">
            <text:p>5.17</text:p>
          </table:table-cell>
          <table:table-cell table:style-name="ACE-0" office:value-type="float" office:value="5.1699999999999999">
            <text:p>5.1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4A-14R-1W_2-4</text:p>
          </table:table-cell>
          <table:table-cell table:style-name="ACE-0" office:value-type="float" office:value="-19.690000000000001">
            <text:p>−19.69</text:p>
          </table:table-cell>
          <table:table-cell table:style-name="ACE-0" office:value-type="float" office:value="150.22999999999999">
            <text:p>150.23</text:p>
          </table:table-cell>
          <table:table-cell table:style-name="ACE-2" office:value-type="float" office:value="11611">
            <text:p>11611</text:p>
          </table:table-cell>
          <table:table-cell table:style-name="ACE-2" office:value-type="float" office:value="79">
            <text:p>79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73.030000000000001">
            <text:p>−73.03</text:p>
          </table:table-cell>
          <table:table-cell table:style-name="ACE-0" office:value-type="float" office:value="1.28">
            <text:p>1.28</text:p>
          </table:table-cell>
          <table:table-cell table:style-name="ACE-0" office:value-type="float" office:value="1.28">
            <text:p>1.2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03R-1W_35-3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100">
            <text:p>15100</text:p>
          </table:table-cell>
          <table:table-cell table:style-name="ACE-0" office:value-type="float" office:value="18">
            <text:p>18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5.66">
            <text:p>−105.66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3R-2W_2-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030">
            <text:p>130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5.73">
            <text:p>−105.73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3R-CCW_2-4A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915">
            <text:p>1291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5.72">
            <text:p>−105.72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3R-CCW_2-4B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920">
            <text:p>1292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5.73">
            <text:p>−105.73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float" office:value="1.4099999999999999">
            <text:p>1.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05R-1W_39-4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023">
            <text:p>15023</text:p>
          </table:table-cell>
          <table:table-cell table:style-name="ACE-2" office:value-type="float" office:value="18">
            <text:p>18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9.09">
            <text:p>−109.09</text:p>
          </table:table-cell>
          <table:table-cell table:style-name="ACE-0" office:value-type="float" office:value="0.37">
            <text:p>0.37</text:p>
          </table:table-cell>
          <table:table-cell table:style-name="ACE-0" office:value-type="float" office:value="0.37">
            <text:p>0.3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05R-1W_56-6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365">
            <text:p>14365</text:p>
          </table:table-cell>
          <table:table-cell table:style-name="ACE-2" office:value-type="float" office:value="15">
            <text:p>1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9.26000000000001">
            <text:p>−109.26</text:p>
          </table:table-cell>
          <table:table-cell table:style-name="ACE-0" office:value-type="float" office:value="0.37">
            <text:p>0.37</text:p>
          </table:table-cell>
          <table:table-cell table:style-name="ACE-0" office:value-type="float" office:value="0.37">
            <text:p>0.3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05R-1W_6-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602">
            <text:p>13602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Coral - Isopora/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8.75">
            <text:p>−108.75</text:p>
          </table:table-cell>
          <table:table-cell table:style-name="ACE-0" office:value-type="float" office:value="0.37">
            <text:p>0.37</text:p>
          </table:table-cell>
          <table:table-cell table:style-name="ACE-0" office:value-type="float" office:value="0.37">
            <text:p>0.3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5R-1W_85-9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355">
            <text:p>1335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Pocill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9.56">
            <text:p>−109.56</text:p>
          </table:table-cell>
          <table:table-cell table:style-name="ACE-0" office:value-type="float" office:value="0.37">
            <text:p>0.37</text:p>
          </table:table-cell>
          <table:table-cell table:style-name="ACE-0" office:value-type="float" office:value="0.37">
            <text:p>0.3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06R-1W_24-2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164">
            <text:p>15164</text:p>
          </table:table-cell>
          <table:table-cell table:style-name="ACE-2" office:value-type="float" office:value="14">
            <text:p>1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0.44">
            <text:p>−110.44</text:p>
          </table:table-cell>
          <table:table-cell table:style-name="ACE-0" office:value-type="float" office:value="1.1200000000000001">
            <text:p>1.12</text:p>
          </table:table-cell>
          <table:table-cell table:style-name="ACE-0" office:value-type="float" office:value="1.1200000000000001">
            <text:p>1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7R-1W_11-1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0510">
            <text:p>1051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Leptoseris cf. explanat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8">
            <text:p>−106.8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7R-1W_26-2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379">
            <text:p>14379</text:p>
          </table:table-cell>
          <table:table-cell table:style-name="ACE-2" office:value-type="float" office:value="56">
            <text:p>56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95">
            <text:p>−106.95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7R-1W_4-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0505">
            <text:p>1050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oral - Leptoseris explanat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72">
            <text:p>−106.7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8R-1W_15-1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482">
            <text:p>14482</text:p>
          </table:table-cell>
          <table:table-cell table:style-name="ACE-0" office:value-type="float" office:value="54">
            <text:p>54</text:p>
          </table:table-cell>
          <table:table-cell table:style-name="ACE-0" office:value-type="string">
            <text:p>Coral - Seriat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34">
            <text:p>−108.34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8R-1W_37-3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715">
            <text:p>14715</text:p>
          </table:table-cell>
          <table:table-cell table:style-name="ACE-2" office:value-type="float" office:value="100">
            <text:p>100</text:p>
          </table:table-cell>
          <table:table-cell table:style-name="ACE-0" office:value-type="string">
            <text:p>Coralline algae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56">
            <text:p>−108.56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8R-1W_55-6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557">
            <text:p>14557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77">
            <text:p>−108.77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8R-1W_55-64b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577">
            <text:p>14577</text:p>
          </table:table-cell>
          <table:table-cell table:style-name="ACE-2" office:value-type="float" office:value="47">
            <text:p>47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77">
            <text:p>−108.77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8R-1W_84-8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682">
            <text:p>14682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Coralline algae - aA4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9.03">
            <text:p>−109.0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8R-CCW_0-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514">
            <text:p>14514</text:p>
          </table:table-cell>
          <table:table-cell table:style-name="ACE-2" office:value-type="float" office:value="53">
            <text:p>53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9.13">
            <text:p>−109.1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9R-1W_35-37A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640">
            <text:p>14640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?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04000000000001">
            <text:p>−110.04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09R-1W_35-37B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565">
            <text:p>14565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?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04000000000001">
            <text:p>−110.04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0R-1W_17-2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784">
            <text:p>14784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88">
            <text:p>−110.88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0R-1W_24-3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825">
            <text:p>14825</text:p>
          </table:table-cell>
          <table:table-cell table:style-name="ACE-2" office:value-type="float" office:value="51">
            <text:p>51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95">
            <text:p>−110.95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0R-1W_4-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906">
            <text:p>17906</text:p>
          </table:table-cell>
          <table:table-cell table:style-name="ACE-2" office:value-type="float" office:value="36">
            <text:p>36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73">
            <text:p>−110.7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0R-1W_69-7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631">
            <text:p>14631</text:p>
          </table:table-cell>
          <table:table-cell table:style-name="ACE-0" office:value-type="float" office:value="97">
            <text:p>97</text:p>
          </table:table-cell>
          <table:table-cell table:style-name="ACE-0" office:value-type="string">
            <text:p>Coral - Seriat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38">
            <text:p>−111.38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1R-1W_15-1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906">
            <text:p>17906</text:p>
          </table:table-cell>
          <table:table-cell table:style-name="ACE-2" office:value-type="float" office:value="134">
            <text:p>134</text:p>
          </table:table-cell>
          <table:table-cell table:style-name="ACE-0" office:value-type="string">
            <text:p>Coral - Monti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34">
            <text:p>−112.34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1R-1W_26-3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165">
            <text:p>15165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45999999999999">
            <text:p>−112.46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1R-1W_32-3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434">
            <text:p>17434</text:p>
          </table:table-cell>
          <table:table-cell table:style-name="ACE-0" office:value-type="float" office:value="12">
            <text:p>12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5">
            <text:p>−112.5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1R-1W_34-3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918">
            <text:p>14918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53">
            <text:p>−112.53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1R-1W_40-4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150">
            <text:p>15150</text:p>
          </table:table-cell>
          <table:table-cell table:style-name="ACE-2" office:value-type="float" office:value="72">
            <text:p>72</text:p>
          </table:table-cell>
          <table:table-cell table:style-name="ACE-0" office:value-type="string">
            <text:p>Coral - Acropora (humils <text:s/>grp.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62">
            <text:p>−112.62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1R-1W_40-4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924">
            <text:p>17924</text:p>
          </table:table-cell>
          <table:table-cell table:style-name="ACE-0" office:value-type="float" office:value="219">
            <text:p>219</text:p>
          </table:table-cell>
          <table:table-cell table:style-name="ACE-0" office:value-type="string">
            <text:p>Coral - Acropora gr. humili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62">
            <text:p>−112.62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1R-CCW_0-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495">
            <text:p>17495</text:p>
          </table:table-cell>
          <table:table-cell table:style-name="ACE-0" office:value-type="float" office:value="22">
            <text:p>22</text:p>
          </table:table-cell>
          <table:table-cell table:style-name="ACE-0" office:value-type="string">
            <text:p>Coral - Acr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69">
            <text:p>−112.69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2R-1W_62-6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624">
            <text:p>17624</text:p>
          </table:table-cell>
          <table:table-cell table:style-name="ACE-0" office:value-type="float" office:value="17">
            <text:p>1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31">
            <text:p>−114.3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2R-2W_4-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380">
            <text:p>153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43000000000001">
            <text:p>−114.4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2R-CCW_1-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772">
            <text:p>15772</text:p>
          </table:table-cell>
          <table:table-cell table:style-name="ACE-2" office:value-type="float" office:value="79">
            <text:p>79</text:p>
          </table:table-cell>
          <table:table-cell table:style-name="ACE-0" office:value-type="string">
            <text:p>Coral - Isopora? Monti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43000000000001">
            <text:p>−114.4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2R-CCWR_4-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462">
            <text:p>15462</text:p>
          </table:table-cell>
          <table:table-cell table:style-name="ACE-2" office:value-type="float" office:value="108">
            <text:p>108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43000000000001">
            <text:p>−114.4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3R-1W_40-4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377">
            <text:p>17377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01000000000001">
            <text:p>−115.01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4R-1W_24-3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188">
            <text:p>16188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6.25">
            <text:p>−116.25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4R-1W_33-3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666">
            <text:p>15666</text:p>
          </table:table-cell>
          <table:table-cell table:style-name="ACE-0" office:value-type="float" office:value="99">
            <text:p>99</text:p>
          </table:table-cell>
          <table:table-cell table:style-name="ACE-0" office:value-type="string">
            <text:p>Coral - Stylophora pisti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6.33">
            <text:p>−116.33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4R-1W_34-3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6230">
            <text:p>16230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 - Stylophora pisti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6.34">
            <text:p>−116.34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4R-1W_3-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368">
            <text:p>18368</text:p>
          </table:table-cell>
          <table:table-cell table:style-name="ACE-2" office:value-type="float" office:value="3">
            <text:p>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6.03">
            <text:p>−116.03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5R-1W_30-3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120">
            <text:p>16120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7.8">
            <text:p>−117.8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6R-1W_14-1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6872">
            <text:p>16872</text:p>
          </table:table-cell>
          <table:table-cell table:style-name="ACE-2" office:value-type="float" office:value="138">
            <text:p>138</text:p>
          </table:table-cell>
          <table:table-cell table:style-name="ACE-0" office:value-type="string">
            <text:p>Coral - Dipsastrea gr. pallid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9.14">
            <text:p>−119.14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6R-2W_6-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704">
            <text:p>19704</text:p>
          </table:table-cell>
          <table:table-cell table:style-name="ACE-0" office:value-type="float" office:value="9">
            <text:p>9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9.05">
            <text:p>−119.05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float" office:value="5.1200000000000001">
            <text:p>5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7R-1W_0-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201">
            <text:p>17201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0.51000000000001">
            <text:p>−120.5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7R-1W_20-2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046">
            <text:p>17046</text:p>
          </table:table-cell>
          <table:table-cell table:style-name="ACE-0" office:value-type="float" office:value="106">
            <text:p>106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0.70999999999999">
            <text:p>−120.7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7R-1W_9-1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028">
            <text:p>17028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Coral - Tubi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0.58">
            <text:p>−120.58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18R-1W_10-1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343">
            <text:p>17343</text:p>
          </table:table-cell>
          <table:table-cell table:style-name="ACE-2" office:value-type="float" office:value="170">
            <text:p>17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2.09999999999999">
            <text:p>−122.1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8R-1W_14-2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0318">
            <text:p>20318</text:p>
          </table:table-cell>
          <table:table-cell table:style-name="ACE-2" office:value-type="float" office:value="7">
            <text:p>7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2.15000000000001">
            <text:p>−122.15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18R-1W_21-2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0175">
            <text:p>20175</text:p>
          </table:table-cell>
          <table:table-cell table:style-name="ACE-2" office:value-type="float" office:value="8">
            <text:p>8</text:p>
          </table:table-cell>
          <table:table-cell table:style-name="ACE-0" office:value-type="string">
            <text:p>Coral - Acropora (hyacinthus grp.?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2.20999999999999">
            <text:p>−122.21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5A-20R-2W_0-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1300">
            <text:p>213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Coral - Cyphastrea microphtalm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61">
            <text:p>−108.61</text:p>
          </table:table-cell>
          <table:table-cell table:style-name="ACE-0" office:value-type="float" office:value="41.009999999999998">
            <text:p>41.01</text:p>
          </table:table-cell>
          <table:table-cell table:style-name="ACE-0" office:value-type="float" office:value="41.009999999999998">
            <text:p>41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20R-CCW_0-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378">
            <text:p>18378</text:p>
          </table:table-cell>
          <table:table-cell table:style-name="ACE-2" office:value-type="float" office:value="130">
            <text:p>130</text:p>
          </table:table-cell>
          <table:table-cell table:style-name="ACE-0" office:value-type="string">
            <text:p>Coral - Cyphastrea microphtalm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61">
            <text:p>−108.61</text:p>
          </table:table-cell>
          <table:table-cell table:style-name="ACE-0" office:value-type="float" office:value="41.009999999999998">
            <text:p>41.01</text:p>
          </table:table-cell>
          <table:table-cell table:style-name="ACE-0" office:value-type="float" office:value="41.009999999999998">
            <text:p>41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5A-20R-CCWR_0-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385">
            <text:p>18385</text:p>
          </table:table-cell>
          <table:table-cell table:style-name="ACE-0" office:value-type="float" office:value="111">
            <text:p>111</text:p>
          </table:table-cell>
          <table:table-cell table:style-name="ACE-0" office:value-type="string">
            <text:p>Coral - Cyphastrea microphtalm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61">
            <text:p>−108.61</text:p>
          </table:table-cell>
          <table:table-cell table:style-name="ACE-0" office:value-type="float" office:value="41.009999999999998">
            <text:p>41.01</text:p>
          </table:table-cell>
          <table:table-cell table:style-name="ACE-0" office:value-type="float" office:value="41.009999999999998">
            <text:p>41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6A-02R-1W_10-1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1880">
            <text:p>1188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5.13">
            <text:p>−105.13</text:p>
          </table:table-cell>
          <table:table-cell table:style-name="ACE-0" office:value-type="float" office:value="1.8500000000000001">
            <text:p>1.85</text:p>
          </table:table-cell>
          <table:table-cell table:style-name="ACE-0" office:value-type="float" office:value="1.8500000000000001">
            <text:p>1.8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05R-1W_19-2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1555">
            <text:p>11555</text:p>
          </table:table-cell>
          <table:table-cell table:style-name="ACE-2" office:value-type="float" office:value="3">
            <text:p>3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08.70999999999999">
            <text:p>−108.71</text:p>
          </table:table-cell>
          <table:table-cell table:style-name="ACE-0" office:value-type="float" office:value="1.26">
            <text:p>1.26</text:p>
          </table:table-cell>
          <table:table-cell table:style-name="ACE-0" office:value-type="float" office:value="1.26">
            <text:p>1.2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6A-08R-1W_6-1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025">
            <text:p>1402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3.09">
            <text:p>−113.09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08R-2W_6-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840">
            <text:p>15840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3.22">
            <text:p>−113.22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09R-1W_3-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6191">
            <text:p>16191</text:p>
          </table:table-cell>
          <table:table-cell table:style-name="ACE-2" office:value-type="float" office:value="3">
            <text:p>3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4.56">
            <text:p>−114.56</text:p>
          </table:table-cell>
          <table:table-cell table:style-name="ACE-0" office:value-type="float" office:value="1.1499999999999999">
            <text:p>1.15</text:p>
          </table:table-cell>
          <table:table-cell table:style-name="ACE-0" office:value-type="float" office:value="1.1499999999999999">
            <text:p>1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09R-2W_4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201">
            <text:p>16201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4.81999999999999">
            <text:p>−114.82</text:p>
          </table:table-cell>
          <table:table-cell table:style-name="ACE-0" office:value-type="float" office:value="1.1499999999999999">
            <text:p>1.15</text:p>
          </table:table-cell>
          <table:table-cell table:style-name="ACE-0" office:value-type="float" office:value="1.1499999999999999">
            <text:p>1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09R-2W_4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074">
            <text:p>18074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4.81999999999999">
            <text:p>−114.82</text:p>
          </table:table-cell>
          <table:table-cell table:style-name="ACE-0" office:value-type="float" office:value="1.1499999999999999">
            <text:p>1.15</text:p>
          </table:table-cell>
          <table:table-cell table:style-name="ACE-0" office:value-type="float" office:value="1.1499999999999999">
            <text:p>1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1R-1W_40-5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059">
            <text:p>17059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95">
            <text:p>−112.95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1R-1W_40-5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075">
            <text:p>17075</text:p>
          </table:table-cell>
          <table:table-cell table:style-name="ACE-2" office:value-type="float" office:value="16">
            <text:p>16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95">
            <text:p>−112.95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1R-1W_9-1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002">
            <text:p>17002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64">
            <text:p>−112.64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1R-1W_9-1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105">
            <text:p>18105</text:p>
          </table:table-cell>
          <table:table-cell table:style-name="ACE-2" office:value-type="float" office:value="18">
            <text:p>18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64">
            <text:p>−112.64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1R-2W_2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269">
            <text:p>17269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28">
            <text:p>−113.28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6A-11R-2W_6-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760">
            <text:p>147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29000000000001">
            <text:p>−113.29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float" office:value="5.0499999999999998">
            <text:p>5.0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2R-1W_1-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264">
            <text:p>17264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Seriat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03">
            <text:p>−114.03</text:p>
          </table:table-cell>
          <table:table-cell table:style-name="ACE-0" office:value-type="float" office:value="5.1100000000000003">
            <text:p>5.11</text:p>
          </table:table-cell>
          <table:table-cell table:style-name="ACE-0" office:value-type="float" office:value="5.1100000000000003">
            <text:p>5.1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3R-1W_9-1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743">
            <text:p>17743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61">
            <text:p>−115.61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3R-2W_0-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426">
            <text:p>17426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69">
            <text:p>−115.69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3R-2W_6-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554">
            <text:p>17554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- Tubi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75">
            <text:p>−115.7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4R-1W_18-2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247">
            <text:p>18247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7.2">
            <text:p>−117.2</text:p>
          </table:table-cell>
          <table:table-cell table:style-name="ACE-0" office:value-type="float" office:value="5.21">
            <text:p>5.21</text:p>
          </table:table-cell>
          <table:table-cell table:style-name="ACE-0" office:value-type="float" office:value="5.21">
            <text:p>5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6A-14R-CCW_1-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885">
            <text:p>1588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 - Goni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7.41">
            <text:p>−117.41</text:p>
          </table:table-cell>
          <table:table-cell table:style-name="ACE-0" office:value-type="float" office:value="5.21">
            <text:p>5.21</text:p>
          </table:table-cell>
          <table:table-cell table:style-name="ACE-0" office:value-type="float" office:value="5.21">
            <text:p>5.2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5R-2W_3-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915">
            <text:p>1891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9.28">
            <text:p>−119.28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6R-1W_0-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995">
            <text:p>1899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0.53">
            <text:p>−120.53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6R-1W_13-2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898">
            <text:p>18898</text:p>
          </table:table-cell>
          <table:table-cell table:style-name="ACE-2" office:value-type="float" office:value="5">
            <text:p>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0.67">
            <text:p>−120.67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6R-1W_6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9041">
            <text:p>19041</text:p>
          </table:table-cell>
          <table:table-cell table:style-name="ACE-2" office:value-type="float" office:value="5">
            <text:p>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0.58">
            <text:p>−120.58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7R-1W_22-3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9638">
            <text:p>19638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2.27">
            <text:p>−122.27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7R-1W_22-3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9908">
            <text:p>19908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2.27">
            <text:p>−122.27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7R-1W_22-3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9947">
            <text:p>19947</text:p>
          </table:table-cell>
          <table:table-cell table:style-name="ACE-2" office:value-type="float" office:value="5">
            <text:p>5</text:p>
          </table:table-cell>
          <table:table-cell table:style-name="ACE-0" office:value-type="string">
            <text:p>Coral - Acropora (humil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2.27">
            <text:p>−122.27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8R-2W_0-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0383">
            <text:p>20383</text:p>
          </table:table-cell>
          <table:table-cell table:style-name="ACE-2" office:value-type="float" office:value="12">
            <text:p>12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3.69">
            <text:p>−123.69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6A-18R-2W_8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0700">
            <text:p>20700</text:p>
          </table:table-cell>
          <table:table-cell table:style-name="ACE-2" office:value-type="float" office:value="200">
            <text:p>20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3.75">
            <text:p>−123.7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float" office:value="5.1500000000000004">
            <text:p>5.1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6A-19R-CCW_6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2631">
            <text:p>22631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Coral - Turbinaria pelt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9.08">
            <text:p>−109.08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6A-20R-1W_18-2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5909">
            <text:p>25909</text:p>
          </table:table-cell>
          <table:table-cell table:style-name="ACE-2" office:value-type="float" office:value="91">
            <text:p>91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69">
            <text:p>−110.69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6A-20R-1W_4-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25040">
            <text:p>2504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55">
            <text:p>−110.55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01R-1W_40-4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2703">
            <text:p>12703</text:p>
          </table:table-cell>
          <table:table-cell table:style-name="ACE-0" office:value-type="float" office:value="19">
            <text:p>19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7.909999999999997">
            <text:p>−77.91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01R-1W_46-5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626">
            <text:p>12626</text:p>
          </table:table-cell>
          <table:table-cell table:style-name="ACE-2" office:value-type="float" office:value="16">
            <text:p>16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7.969999999999999">
            <text:p>−77.97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1R-2W_3-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100">
            <text:p>1210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8.030000000000001">
            <text:p>−78.03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1R-CCW_3-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512">
            <text:p>12512</text:p>
          </table:table-cell>
          <table:table-cell table:style-name="ACE-2" office:value-type="float" office:value="87">
            <text:p>87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8.030000000000001">
            <text:p>−78.03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2R-1W_4-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0825">
            <text:p>10825</text:p>
          </table:table-cell>
          <table:table-cell table:style-name="ACE-2" office:value-type="float" office:value="63">
            <text:p>63</text:p>
          </table:table-cell>
          <table:table-cell table:style-name="ACE-0" office:value-type="string">
            <text:p>Coralline algae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9.049999999999997">
            <text:p>−79.05</text:p>
          </table:table-cell>
          <table:table-cell table:style-name="ACE-0" office:value-type="float" office:value="30.02">
            <text:p>30.02</text:p>
          </table:table-cell>
          <table:table-cell table:style-name="ACE-0" office:value-type="float" office:value="30.02">
            <text:p>30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03R-1W_14-2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580">
            <text:p>14580</text:p>
          </table:table-cell>
          <table:table-cell table:style-name="ACE-2" office:value-type="float" office:value="19">
            <text:p>19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0.67">
            <text:p>−110.67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3R-1W_26-3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820">
            <text:p>1282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0.78">
            <text:p>−110.78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03R-1W_33-3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446">
            <text:p>14446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0.84">
            <text:p>−110.8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3R-1W_9-1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1675">
            <text:p>11675</text:p>
          </table:table-cell>
          <table:table-cell table:style-name="ACE-2" office:value-type="float" office:value="75">
            <text:p>75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0.58">
            <text:p>−110.58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3R-CCW_1-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655">
            <text:p>14655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1.01000000000001">
            <text:p>−111.01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3R-CCW_1-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2875">
            <text:p>12875</text:p>
          </table:table-cell>
          <table:table-cell table:style-name="ACE-2" office:value-type="float" office:value="51">
            <text:p>51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0.92">
            <text:p>−110.92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04R-1W_16-2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365">
            <text:p>14365</text:p>
          </table:table-cell>
          <table:table-cell table:style-name="ACE-2" office:value-type="float" office:value="14">
            <text:p>14</text:p>
          </table:table-cell>
          <table:table-cell table:style-name="ACE-0" office:value-type="string">
            <text:p>Coral? - Acr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2.18000000000001">
            <text:p>−112.18</text:p>
          </table:table-cell>
          <table:table-cell table:style-name="ACE-0" office:value-type="float" office:value="0.88">
            <text:p>0.88</text:p>
          </table:table-cell>
          <table:table-cell table:style-name="ACE-0" office:value-type="float" office:value="0.88">
            <text:p>0.8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04R-1W_40-5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166">
            <text:p>15166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2.439999999999998">
            <text:p>−82.44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float" office:value="30.010000000000002">
            <text:p>3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5R-CCW_8-1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3477">
            <text:p>13477</text:p>
          </table:table-cell>
          <table:table-cell table:style-name="ACE-2" office:value-type="float" office:value="103">
            <text:p>103</text:p>
          </table:table-cell>
          <table:table-cell table:style-name="ACE-0" office:value-type="string">
            <text:p>Coral - Platygyra gr. daedalea (?)*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3.909999999999997">
            <text:p>−83.91</text:p>
          </table:table-cell>
          <table:table-cell table:style-name="ACE-0" office:value-type="float" office:value="30.02">
            <text:p>30.02</text:p>
          </table:table-cell>
          <table:table-cell table:style-name="ACE-0" office:value-type="float" office:value="30.02">
            <text:p>30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7R-1W_38-44C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084">
            <text:p>14084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oral - Acr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89">
            <text:p>−111.89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7R-1W_38-44Coral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074">
            <text:p>14074</text:p>
          </table:table-cell>
          <table:table-cell table:style-name="ACE-2" office:value-type="float" office:value="88">
            <text:p>88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89">
            <text:p>−111.89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7R-1W_9-1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390">
            <text:p>1439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59999999999999">
            <text:p>−111.6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8R-1W_50-5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768">
            <text:p>13768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Coral - Astre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98999999999999">
            <text:p>−112.99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8R-1W_6-1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238">
            <text:p>14238</text:p>
          </table:table-cell>
          <table:table-cell table:style-name="ACE-2" office:value-type="float" office:value="132">
            <text:p>132</text:p>
          </table:table-cell>
          <table:table-cell table:style-name="ACE-0" office:value-type="string">
            <text:p>Coral - Astre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56">
            <text:p>−112.56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8R-1W_68-7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552">
            <text:p>14552</text:p>
          </table:table-cell>
          <table:table-cell table:style-name="ACE-2" office:value-type="float" office:value="158">
            <text:p>158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2">
            <text:p>−113.2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8R-1W_77-8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390">
            <text:p>143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28">
            <text:p>−113.28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9R-1W_0-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333">
            <text:p>14333</text:p>
          </table:table-cell>
          <table:table-cell table:style-name="ACE-2" office:value-type="float" office:value="53">
            <text:p>53</text:p>
          </table:table-cell>
          <table:table-cell table:style-name="ACE-0" office:value-type="string">
            <text:p>Coral - Montipora? (or Acropor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">
            <text:p>−114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9R-2W_9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730">
            <text:p>147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64">
            <text:p>−114.64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09R-CCW_9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716">
            <text:p>14716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Coral - Acroporidae/Poritidae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64">
            <text:p>−114.64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float" office:value="5.0700000000000003">
            <text:p>5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0R-1W_10-1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3995">
            <text:p>13995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62">
            <text:p>−115.62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0R-1W_32-3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7128">
            <text:p>17128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84">
            <text:p>−115.8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0R-1W_42-4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083">
            <text:p>17083</text:p>
          </table:table-cell>
          <table:table-cell table:style-name="ACE-2" office:value-type="float" office:value="37">
            <text:p>37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91">
            <text:p>−115.9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0R-1W_44-47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354">
            <text:p>14354</text:p>
          </table:table-cell>
          <table:table-cell table:style-name="ACE-2" office:value-type="float" office:value="162">
            <text:p>162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5.94">
            <text:p>−115.9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0R-1W_79-8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701">
            <text:p>14701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6.3">
            <text:p>−116.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2R-1W_27-3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209">
            <text:p>14209</text:p>
          </table:table-cell>
          <table:table-cell table:style-name="ACE-2" office:value-type="float" office:value="154">
            <text:p>154</text:p>
          </table:table-cell>
          <table:table-cell table:style-name="ACE-0" office:value-type="string">
            <text:p>Coral - Seriat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7.88">
            <text:p>−117.8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2R-1W_27-33b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387">
            <text:p>14387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Coral - Seriat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7.88">
            <text:p>−117.8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2R-1W_36-4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5054">
            <text:p>15054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7.95999999999999">
            <text:p>−117.96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3R-1W_0-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4835">
            <text:p>1483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09">
            <text:p>−118.09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4R-1W_32-39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312">
            <text:p>18312</text:p>
          </table:table-cell>
          <table:table-cell table:style-name="ACE-2" office:value-type="float" office:value="16">
            <text:p>16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9.94">
            <text:p>−119.94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float" office:value="5.1399999999999997">
            <text:p>5.1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4R-1W_46-51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5661">
            <text:p>15661</text:p>
          </table:table-cell>
          <table:table-cell table:style-name="ACE-2" office:value-type="float" office:value="126">
            <text:p>126</text:p>
          </table:table-cell>
          <table:table-cell table:style-name="ACE-0" office:value-type="string">
            <text:p>Coral - Dipsastrea gr. pallid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0.06">
            <text:p>−120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5R-1W_22-2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320">
            <text:p>18320</text:p>
          </table:table-cell>
          <table:table-cell table:style-name="ACE-2" office:value-type="float" office:value="86">
            <text:p>86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1.31">
            <text:p>−121.3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5R-1W_6-8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562">
            <text:p>18562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1.15000000000001">
            <text:p>−121.15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5R-1W_9-12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8145">
            <text:p>18145</text:p>
          </table:table-cell>
          <table:table-cell table:style-name="ACE-2" office:value-type="float" office:value="27">
            <text:p>2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1.19">
            <text:p>−121.19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6R-1W_38-4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6124">
            <text:p>16124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 - Favites valenciennes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8">
            <text:p>−112.8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39A-16R-2W_8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8700">
            <text:p>187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5">
            <text:p>−112.5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6R-CCW_8-1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072">
            <text:p>16072</text:p>
          </table:table-cell>
          <table:table-cell table:style-name="ACE-0" office:value-type="float" office:value="91">
            <text:p>91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97">
            <text:p>−111.97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float" office:value="15.029999999999999">
            <text:p>1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7R-1W_16-20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16360">
            <text:p>163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56">
            <text:p>−113.56</text:p>
          </table:table-cell>
          <table:table-cell table:style-name="ACE-0" office:value-type="float" office:value="15.050000000000001">
            <text:p>15.05</text:p>
          </table:table-cell>
          <table:table-cell table:style-name="ACE-0" office:value-type="float" office:value="15.050000000000001">
            <text:p>15.0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17R-1W_3-6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4895">
            <text:p>14895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2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43000000000001">
            <text:p>−113.43</text:p>
          </table:table-cell>
          <table:table-cell table:style-name="ACE-0" office:value-type="float" office:value="15.050000000000001">
            <text:p>15.05</text:p>
          </table:table-cell>
          <table:table-cell table:style-name="ACE-0" office:value-type="float" office:value="15.050000000000001">
            <text:p>15.0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ck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39A-21R-1W_0-3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17728">
            <text:p>17728</text:p>
          </table:table-cell>
          <table:table-cell table:style-name="ACE-2" office:value-type="float" office:value="64">
            <text:p>64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34.40000000000001">
            <text:p>−134.4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 table:number-rows-repeated="278">
          <table:table-cell table:number-columns-repeated="256"/>
        </table:table-row>
        <table:table-row table:style-name="AROW-0" table:number-rows-repeated="64942">
          <table:table-cell table:number-columns-repeated="256"/>
        </table:table-row>
        <table:table-row table:style-name="AROW-0" table:number-rows-repeated="12">
          <table:table-cell table:number-columns-repeated="256" table:style-name="ACE-0"/>
        </table:table-row>
        <table:table-row table:style-name="AROW-0">
          <table:table-cell table:number-columns-repeated="256" table:style-name="Gnumeric-default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0" gnm:cursor-row="174">
          <gnm:selection gnm:start-col="0" gnm:start-row="174" gnm:end-col="255" gnm:end-row="17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1-16T07:27:2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